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20000005EC82DF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officeooo:paragraph-rsid="00595897"/>
    </style:style>
    <style:style style:name="P2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fo:font-style="normal" officeooo:rsid="005aa1ac" officeooo:paragraph-rsid="005aa1ac" style:font-style-asian="normal" style:font-style-complex="normal"/>
    </style:style>
    <style:style style:name="P3" style:family="paragraph" style:parent-style-name="Header">
      <style:paragraph-properties fo:text-align="center" style:justify-single-word="false" fo:text-indent="1.251cm" style:auto-text-indent="false"/>
      <style:text-properties style:font-name="Liberation Serif" officeooo:paragraph-rsid="0016a7c6"/>
    </style:style>
    <style:style style:name="P4" style:family="paragraph" style:parent-style-name="Header">
      <style:paragraph-properties fo:text-align="center" style:justify-single-word="false" fo:text-indent="1.251cm" style:auto-text-indent="false"/>
      <style:text-properties style:font-name="Liberation Serif" officeooo:rsid="001724df" officeooo:paragraph-rsid="001724df"/>
    </style:style>
    <style:style style:name="P5" style:family="paragraph" style:parent-style-name="Header">
      <style:paragraph-properties fo:text-align="end" style:justify-single-word="false" fo:text-indent="1.251cm" style:auto-text-indent="false"/>
      <style:text-properties style:font-name="Liberation Serif" officeooo:rsid="001724df" officeooo:paragraph-rsid="001724df"/>
    </style:style>
    <style:style style:name="P6" style:family="paragraph" style:parent-style-name="Standard">
      <style:paragraph-properties fo:text-align="end" style:justify-single-word="false" fo:text-indent="1.251cm" style:auto-text-indent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 fo:text-indent="1.251cm" style:auto-text-indent="false"/>
      <style:text-properties style:font-name="Liberation Serif" officeooo:rsid="00185cc9" officeooo:paragraph-rsid="001724df"/>
    </style:style>
    <style:style style:name="P8" style:family="paragraph" style:parent-style-name="Header">
      <style:paragraph-properties fo:text-align="start" style:justify-single-word="false" fo:text-indent="1.251cm" style:auto-text-indent="false"/>
      <style:text-properties style:font-name="Liberation Serif" fo:font-weight="bold" officeooo:rsid="00185cc9" officeooo:paragraph-rsid="00185cc9" style:font-weight-asian="bold" style:font-weight-complex="bold"/>
    </style:style>
    <style:style style:name="P9" style:family="paragraph" style:parent-style-name="Header">
      <style:paragraph-properties fo:text-align="center" style:justify-single-word="false" fo:text-indent="0cm" style:auto-text-indent="false"/>
      <style:text-properties style:font-name="Liberation Serif" officeooo:rsid="001724df" officeooo:paragraph-rsid="001724df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Drawing">
      <style:paragraph-properties fo:text-align="center" style:justify-single-word="false"/>
    </style:style>
    <style:style style:name="P13" style:family="paragraph" style:parent-style-name="Heading_20_1">
      <style:paragraph-properties fo:text-indent="1.251cm" style:auto-text-indent="false"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50af84"/>
    </style:style>
    <style:style style:name="P15" style:family="paragraph" style:parent-style-name="Heading_20_1">
      <style:paragraph-properties fo:margin-left="0cm" fo:line-height="150%" fo:text-align="justify" style:justify-single-word="false" fo:text-indent="1.251cm" style:auto-text-indent="false"/>
      <style:text-properties officeooo:paragraph-rsid="0056ca66"/>
    </style:style>
    <style:style style:name="P16" style:family="paragraph" style:parent-style-name="Heading_20_1">
      <style:text-properties officeooo:paragraph-rsid="00906f18"/>
    </style:style>
    <style:style style:name="P17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18" style:family="paragraph" style:parent-style-name="Standard" style:list-style-name="WWNum6">
      <style:paragraph-properties fo:margin-top="0.494cm" fo:margin-bottom="0cm" style:contextual-spacing="false" fo:line-height="150%" fo:text-align="justify" style:justify-single-word="false"/>
      <style:text-properties officeooo:paragraph-rsid="008d8197"/>
    </style:style>
    <style:style style:name="P19" style:family="paragraph" style:parent-style-name="Standard" style:list-style-name="WWNum6">
      <style:paragraph-properties fo:margin-top="0cm" fo:margin-bottom="0cm" style:contextual-spacing="false" fo:line-height="150%" fo:text-align="justify" style:justify-single-word="false"/>
      <style:text-properties officeooo:paragraph-rsid="008d8197"/>
    </style:style>
    <style:style style:name="P20" style:family="paragraph" style:parent-style-name="Standard" style:list-style-name="WWNum6">
      <style:paragraph-properties fo:margin-top="0cm" fo:margin-bottom="0.494cm" style:contextual-spacing="false" fo:line-height="150%" fo:text-align="justify" style:justify-single-word="false"/>
      <style:text-properties officeooo:paragraph-rsid="008d8197"/>
    </style:style>
    <style:style style:name="P21" style:family="paragraph" style:parent-style-name="Standard">
      <style:paragraph-properties fo:margin-left="1.27cm"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22" style:family="paragraph" style:parent-style-name="Standard">
      <style:paragraph-properties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23" style:family="paragraph" style:parent-style-name="Standard">
      <style:paragraph-properties fo:margin-top="0.494cm" fo:margin-bottom="0.494cm" style:contextual-spacing="false" fo:line-height="150%" fo:text-align="justify" style:justify-single-word="false" fo:text-indent="0.635cm" style:auto-text-indent="false"/>
      <style:text-properties officeooo:paragraph-rsid="008d8197"/>
    </style:style>
    <style:style style:name="P24" style:family="paragraph" style:parent-style-name="Standard">
      <style:paragraph-properties fo:margin-left="0.635cm"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25" style:family="paragraph" style:parent-style-name="Standard">
      <style:paragraph-properties fo:margin-left="1.249cm"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26" style:family="paragraph" style:parent-style-name="Standard">
      <style:paragraph-properties fo:margin-top="0.423cm" fo:margin-bottom="0cm" style:contextual-spacing="false" fo:line-height="150%" fo:text-align="center" style:justify-single-word="false" fo:text-indent="1.251cm" style:auto-text-indent="false"/>
      <style:text-properties style:font-name="Liberation Serif" officeooo:paragraph-rsid="0016a7c6"/>
    </style:style>
    <style:style style:name="P27" style:family="paragraph" style:parent-style-name="Standard">
      <style:paragraph-properties fo:margin-top="0.423cm" fo:margin-bottom="0cm" style:contextual-spacing="false" fo:line-height="150%" fo:text-align="center" style:justify-single-word="false" fo:text-indent="0cm" style:auto-text-indent="false"/>
      <style:text-properties style:font-name="Liberation Serif" officeooo:paragraph-rsid="001724df"/>
    </style:style>
    <style:style style:name="P28" style:family="paragraph" style:parent-style-name="Standard">
      <style:paragraph-properties fo:margin-top="0.423cm" fo:margin-bottom="0cm" style:contextual-spacing="false" fo:line-height="150%" fo:text-align="center" style:justify-single-word="false" fo:text-indent="1.251cm" style:auto-text-indent="false"/>
      <style:text-properties style:font-name="Liberation Serif" officeooo:rsid="0016a7c6" officeooo:paragraph-rsid="0016a7c6"/>
    </style:style>
    <style:style style:name="P29" style:family="paragraph" style:parent-style-name="Standard">
      <style:paragraph-properties fo:text-align="justify" style:justify-single-word="false" fo:text-indent="0cm" style:auto-text-indent="false"/>
      <style:text-properties officeooo:paragraph-rsid="008d8197"/>
    </style:style>
    <style:style style:name="P30" style:family="paragraph" style:parent-style-name="Standard">
      <style:paragraph-properties fo:text-align="justify" style:justify-single-word="false"/>
      <style:text-properties officeooo:paragraph-rsid="00906ab9"/>
    </style:style>
    <style:style style:name="P31" style:family="paragraph" style:parent-style-name="Text_20_body">
      <style:text-properties officeooo:paragraph-rsid="008d8a1b"/>
    </style:style>
    <style:style style:name="P32" style:family="paragraph" style:parent-style-name="Text_20_body">
      <style:text-properties officeooo:paragraph-rsid="008f0f52"/>
    </style:style>
    <style:style style:name="P33" style:family="paragraph" style:parent-style-name="Text_20_body">
      <style:text-properties officeooo:paragraph-rsid="008fc482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="Times New Roman" officeooo:rsid="00906ab9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officeooo:rsid="0016a7c6" style:font-name-complex="Times New Roman1"/>
    </style:style>
    <style:style style:name="T6" style:family="text">
      <style:text-properties officeooo:rsid="008b67f7" style:font-name-complex="Times New Roman1"/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000000" loext:opacity="100%" style:font-name="Liberation Serif" fo:font-size="12pt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officeooo:rsid="007e6d69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officeooo:rsid="007f13ad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officeooo:rsid="008d819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Liberation Serif" fo:font-size="12pt" officeooo:rsid="008d8a1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Liberation Serif" fo:font-size="12pt" officeooo:rsid="008eae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Liberation Serif" fo:font-size="12pt" officeooo:rsid="008f0f52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officeooo:rsid="008fc482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officeooo:rsid="00906ab9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91e43d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fo:font-style="normal" officeooo:rsid="0059589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fo:font-style="normal" officeooo:rsid="008299ef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fo:font-style="normal" officeooo:rsid="0083f32d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font-weight="normal" officeooo:rsid="008d8a1b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Liberation Serif" fo:font-size="12pt" fo:font-weight="normal" officeooo:rsid="008d8197" style:font-size-asian="12pt" style:font-weight-asian="normal" style:font-name-complex="Times New Roman1" style:font-size-complex="12pt" style:font-weight-complex="bold">
        <loext:char-complex-color loext:theme-type="dark1" loext:color-type="theme"/>
      </style:text-properties>
    </style:style>
    <style:style style:name="T26" style:family="text">
      <style:text-properties officeooo:rsid="004becc6"/>
    </style:style>
    <style:style style:name="T27" style:family="text">
      <style:text-properties officeooo:rsid="007b4b5e"/>
    </style:style>
    <style:style style:name="T28" style:family="text">
      <style:text-properties officeooo:rsid="008299ef"/>
    </style:style>
    <style:style style:name="T29" style:family="text">
      <style:text-properties officeooo:rsid="0087a6c9"/>
    </style:style>
    <style:style style:name="T30" style:family="text">
      <style:text-properties officeooo:rsid="008b67f7"/>
    </style:style>
    <style:style style:name="T31" style:family="text">
      <style:text-properties fo:color="#000007" loext:opacity="100%" style:font-name="Times New Roman" style:font-name-asian="Times New Roman1" style:language-asian="ru" style:country-asian="RU" style:font-name-complex="Times New Roman1"/>
    </style:style>
    <style:style style:name="T32" style:family="text">
      <style:text-properties fo:color="#000007" loext:opacity="100%" style:font-name="Times New Roman" fo:language="en" fo:country="US" fo:font-weight="bold" style:font-name-asian="Times New Roman1" style:language-asian="ru" style:country-asian="RU" style:font-weight-asian="bold" style:font-name-complex="Times New Roman1" style:font-weight-complex="bold"/>
    </style:style>
    <style:style style:name="T33" style:family="text">
      <style:text-properties fo:color="#000007" loext:opacity="100%"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34" style:family="text">
      <style:text-properties fo:color="#0000ff" loext:opacity="100%" style:font-name="Times New Roman" style:font-name-asian="Times New Roman1" style:language-asian="ru" style:country-asian="RU" style:font-name-complex="Times New Roman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6" loext:marker-style-name="T1"><text:span text:style-name="T4">Факультет Программной Инженерии и Компьютерной Техники</text:span></text:p>
      <text:p text:style-name="P26" loext:marker-style-name="T1"><text:span text:style-name="T4"/></text:p>
      <text:p text:style-name="P26" loext:marker-style-name="T1"><text:span text:style-name="T4"/></text:p>
      <text:p text:style-name="P26" loext:marker-style-name="T1"><text:span text:style-name="T4"/></text:p>
      <text:p text:style-name="P26" loext:marker-style-name="T1"><text:span text:style-name="T4"/></text:p>
      <text:p text:style-name="P28" loext:marker-style-name="T1"><text:span text:style-name="T4">­</text:span></text:p>
      <text:p text:style-name="P27" loext:marker-style-name="T1"><text:span text:style-name="T5">Лабораторная работа №</text:span><text:span text:style-name="T6">4</text:span></text:p>
      <text:p text:style-name="P27" loext:marker-style-name="T1"><text:span text:style-name="T4">«Исследование протоколов, форматов обмена информацией и языков разметки документов»</text:span></text:p>
      <text:p text:style-name="P9">Вариант №<text:span text:style-name="T30">2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Выполнил:</text:p>
      <text:p text:style-name="P5">Решетников Сергей Евгеньевич</text:p>
      <text:p text:style-name="P5">Группа Р3108</text:p>
      <text:p text:style-name="P5">Проверил:</text:p>
      <text:p text:style-name="P5">Преподаватель ПИиКТ</text:p>
      <text:p text:style-name="P6">Бострикова Дарья Константиновна</text:p>
      <text:p text:style-name="P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">Оглавление</text:p>
          </text:index-title>
          <text:p text:style-name="P10"><text:a xlink:type="simple" xlink:href="#__RefHeading___Toc1014_1681913967" text:style-name="Index_20_Link" text:visited-style-name="Index_20_Link">1. Задание<text:tab/>3</text:a></text:p>
          <text:p text:style-name="P10"><text:a xlink:type="simple" xlink:href="#__RefHeading___Toc1355_3625677766" text:style-name="Index_20_Link" text:visited-style-name="Index_20_Link">2. Основные этапы работы<text:tab/>5</text:a></text:p>
          <text:p text:style-name="P10"><text:a xlink:type="simple" xlink:href="#__RefHeading___Toc2605_2167578273" text:style-name="Index_20_Link" text:visited-style-name="Index_20_Link">3. Вывод<text:tab/>7</text:a></text:p>
          <text:p text:style-name="P10"><text:a xlink:type="simple" xlink:href="#__RefHeading___Toc2605_2167578273%20%D0%9A%D0%BE%D0%BF%D0%B8%D1%8F%201" text:style-name="Index_20_Link" text:visited-style-name="Index_20_Link">4. Источники<text:tab/>7</text:a></text:p>
        </text:index-body>
      </text:table-of-content>
      <text:p text:style-name="P8"/>
      <text:h text:style-name="P13" text:outline-level="1" text:is-list-header="true"><text:bookmark-start text:name="__RefHeading___Toc1014_1681913967"/><text:span text:style-name="T26">1. </text:span>Задание<text:bookmark-end text:name="__RefHeading___Toc1014_1681913967"/></text:h>
      <text:p text:style-name="P29"><text:tab/></text:p>
      <text:list text:style-name="WWNum6">
        <text:list-item>
          <text:p text:style-name="P18" loext:marker-style-name="T31"><text:span text:style-name="T31">Определить номер варианта как остаток деления на 36 последних двух цифр своего идентификационного номера в ISU. В случае, если в данный день недели нет занятий, то увеличить номер варианта на восемь. <text:s/></text:span><text:span text:style-name="T32">JSON-&gt;XML(</text:span><text:span text:style-name="T33">четверг)</text:span></text:p>
        </text:list-item>
        <text:list-item>
          <text:p text:style-name="P19" loext:marker-style-name="T31"><text:span text:style-name="T31">Изучить форму Бэкуса-Наура. </text:span></text:p>
        </text:list-item>
        <text:list-item>
          <text:p text:style-name="P19" loext:marker-style-name="T31"><text:span text:style-name="T31">Изучить основные принципы организации формальных грамматик. </text:span></text:p>
        </text:list-item>
        <text:list-item>
          <text:p text:style-name="P19" loext:marker-style-name="T31"><text:span text:style-name="T31">Изучить особенности языков разметки/форматов JSON, YAML, XML. </text:span></text:p>
        </text:list-item>
        <text:list-item>
          <text:p text:style-name="P19" loext:marker-style-name="T31"><text:span text:style-name="T31">Понять устройство страницы с расписанием на примере расписания лектора: </text:span><text:a xlink:type="simple" xlink:href="https://itmo.ru/ru/schedule/3/125598/raspisanie_zanyatiy.htm" text:style-name="Internet_20_link" text:visited-style-name="Visited_20_Internet_20_Link"><text:span text:style-name="T34">https://itmo.ru/ru/schedule/3/125598/raspisanie_zanyatiy.htm </text:span></text:a></text:p>
        </text:list-item>
        <text:list-item>
          <text:p text:style-name="P19" loext:marker-style-name="T31"><text:span text:style-name="T31">Исходя из структуры расписания конкретного дня, сформировать файл с расписанием в формате, указанном в задании в качестве исходного. При этом необходимо, чтобы в выбранном дне было не менее двух занятий (можно использовать своё персональное). В случае, если в данный день недели нет таких занятий, то увеличить номер варианта ещё на восемь. </text:span></text:p>
        </text:list-item>
        <text:list-item>
          <text:p text:style-name="P19" loext:marker-style-name="T31"><text:span text:style-name="T31">Обязательное задание (позволяет набрать до 45 процентов от максимального числа баллов БаРС за данную лабораторную): написать программу на языке Python 3.x, которая бы осуществляла парсинг и конвертацию исходного файла в новый путём простой замены метасимволов исходного формата на метасимволы результирующего формата. </text:span></text:p>
        </text:list-item>
        <text:list-item>
          <text:p text:style-name="P19" loext:marker-style-name="T31"><text:span text:style-name="T31">Нельзя использовать готовые библиотеки, в том числе регулярные выражения в Python и библиотеки для загрузки XML-файлов. </text:span></text:p>
        </text:list-item>
        <text:list-item>
          <text:p text:style-name="P20" loext:marker-style-name="T31"><text:span text:style-name="T31">Дополнительное задание No1 (позволяет набрать +10 процентов от максимального числа баллов БаРС за данную лабораторную). a)  Найти готовые библиотеки, осуществляющие аналогичный парсинг и конвертацию файлов. </text:span></text:p>
        </text:list-item>
      </text:list>
      <text:p text:style-name="P21" loext:marker-style-name="T31"><text:span text:style-name="T31">b)  Переписать исходный код, применив найденные библиотеки. Регулярные выражения также нельзя использовать. </text:span></text:p>
      <text:p text:style-name="P21" loext:marker-style-name="T31"><text:span text:style-name="T31">c)  Сравнить полученные результаты и объяснить их сходство/различие. Объяснение должно быть отражено в отчёте. </text:span></text:p>
      <text:p text:style-name="P22"><text:soft-page-break/><text:span text:style-name="T31"><text:tab/>10Дополнительное задание No2 (позволяет набрать +10 процентов от максимального числа баллов БаРС за данную лабораторную). </text:span></text:p>
      <text:p text:style-name="P23" loext:marker-style-name="T31"><text:span text:style-name="T31">a)  Переписать исходный код, добавив в него использование регулярных выражений.</text:span></text:p>
      <text:p text:style-name="P23" loext:marker-style-name="T31"><text:span text:style-name="T31">b)  Сравнить полученные результаты и объяснить их сходство/различие. Объяснение <text:s text:c="9"/>должно быть отражено в отчёте. </text:span></text:p>
      <text:p text:style-name="P22"><text:span text:style-name="T31">11.Дополнительное задание No3 (позволяет набрать +25 процентов от максимального числа баллов БаРС за данную лабораторную). </text:span></text:p>
      <text:p text:style-name="P25"><text:span text:style-name="T31">а) Переписать исходный код таким образом, чтобы для решения задачи использовались формальные грамматики. То есть ваш код должен уметь осуществлять парсинг и конвертацию любых данных, представленных в исходном формате, в данные, представленные в результирующем формате: как с готовыми библиотеками из дополнительного задания No1. </text:span></text:p>
      <text:p text:style-name="P25"><text:span text:style-name="T31">b) Проверку осуществить как минимум для расписания с двумя учебными днями по два занятия в каждом. </text:span></text:p>
      <text:p text:style-name="P25"><text:span text:style-name="T31">с) Сравнить полученные результаты и объяснить их сходство/различие. Объяснение должно быть отражено в отчёте. </text:span></text:p>
      <text:p text:style-name="P22"><text:span text:style-name="T31">12.Дополнительное задание No4 (позволяет набрать +5 процентов от максимального числа баллов БаРС за данную лабораторную). </text:span></text:p>
      <text:p text:style-name="P24"><text:span text:style-name="T31">a)  Используя свою исходную программу из обязательного задания и программы из дополнительных заданий, сравнить стократное время выполнения парсинга + конвертации в цикле. </text:span></text:p>
      <text:p text:style-name="P24"><text:soft-page-break/><text:span text:style-name="T31">b)  Проанализировать полученные результаты и объяснить их сходство/различие. Объяснение должно быть отражено в отчёте. </text:span></text:p>
      <text:p text:style-name="P22"><text:span text:style-name="T31">13.Дополнительное задание No5 (позволяет набрать +5 процентов от максимального числа баллов БаРС за данную лабораторную). </text:span></text:p>
      <text:p text:style-name="P24"><text:span text:style-name="T31">a)  Переписать исходную программу, чтобы она осуществляла парсинг и конвертацию исходного файла в любой другой формат (кроме JSON, YAML, XML, HTML): PROTOBUF, TSV, CSV, WML и т.п. </text:span></text:p>
      <text:p text:style-name="P24"><text:span text:style-name="T31">b)  Проанализировать полученные результаты, объяснить особенности использования формата. Объяснение должно быть отражено в отчёте. </text:span></text:p>
      <text:p text:style-name="P22" loext:marker-style-name="T31"><text:span text:style-name="T31">14.Проверить, что все пункты задания выполнены и выполнены верно. </text:span></text:p>
      <text:p text:style-name="P22" loext:marker-style-name="T31"><text:span text:style-name="T31">15.Написать отчёт о проделанной работе. </text:span></text:p>
      <text:p text:style-name="P22" loext:marker-style-name="T31"><text:span text:style-name="T31">16.Подготовиться к устным вопросам на защите. </text:span></text:p>
      <text:h text:style-name="P16" text:outline-level="1"><text:bookmark-start text:name="__RefHeading___Toc1355_3625677766"/><text:span text:style-name="T13">2</text:span><text:span text:style-name="T11">. </text:span><text:span text:style-name="T13">Основные этапы </text:span><text:span text:style-name="T19">работы</text:span><text:bookmark-end text:name="__RefHeading___Toc1355_3625677766"/></text:h>
      <text:p text:style-name="Text_20_body"><text:bookmark-start text:name="__RefHeading___Toc1365_3625677766"/><text:span text:style-name="T25"><text:tab/></text:span><text:span text:style-name="T24">Репозиторий с кодом: </text:span><text:a xlink:type="simple" xlink:href="https://github.com/NF-coder/ITMO_repo/tree/main/informatics/sem1/lab4" text:style-name="Internet_20_link" text:visited-style-name="Visited_20_Internet_20_Link">https://github.com/NF-coder/ITMO_repo/tree/main/informatics/sem1/lab4</text:a><text:bookmark-end text:name="__RefHeading___Toc1365_3625677766"/></text:p>
      <text:p text:style-name="P32"><text:span text:style-name="T12"><text:tab/></text:span><text:span text:style-name="T14">Результат для основного задания и дополнительного задания 3: </text:span><text:a xlink:type="simple" xlink:href="https://github.com/NF-coder/ITMO_repo/blob/main/informatics/sem1/lab4/out1.json" text:style-name="Internet_20_link" text:visited-style-name="Visited_20_Internet_20_Link">https://github.com/NF-coder/ITMO_repo/blob/main/informatics/sem1/lab4/out1.json</text:a><text:span text:style-name="T14"><text:line-break/><text:tab/><text:tab/></text:span><text:span text:style-name="T15">Результат работы </text:span><text:span text:style-name="T16">скрипта</text:span><text:span text:style-name="T15"> идентичен результату работы библиотеки.</text:span></text:p>
      <text:p text:style-name="P32"><text:span text:style-name="T14"><text:tab/>Результат для дополнительного задания 2: </text:span><text:a xlink:type="simple" xlink:href="https://github.com/NF-coder/ITMO_repo/blob/main/informatics/sem1/lab4/out2.json" text:style-name="Internet_20_link" text:visited-style-name="Visited_20_Internet_20_Link">https://github.com/NF-coder/ITMO_repo/blob/main/informatics/sem1/lab4/out2.json</text:a><text:span text:style-name="T14"><text:line-break/><text:tab/><text:tab/></text:span><text:span text:style-name="T15">Результат работы </text:span><text:span text:style-name="T16">варианта, использующего регулярные выражения</text:span><text:span text:style-name="T15"> </text:span><text:span text:style-name="T16">на данном наборе идентичен результату работы скрипта, не использующего их. Однако вариант, использующий регулярные выражения, не умеет обрабатывать атрибуты. </text:span></text:p>
      <text:p text:style-name="P31"><text:span text:style-name="T14"><text:tab/>Результат для дополнительного задания 1: </text:span><text:a xlink:type="simple" xlink:href="https://github.com/NF-coder/ITMO_repo/blob/main/informatics/sem1/lab4/out3.json" text:style-name="Internet_20_link" text:visited-style-name="Visited_20_Internet_20_Link">https://github.com/NF-coder/ITMO_repo/blob/main/informatics/sem1/lab4/out3.json</text:a><text:span text:style-name="T14"><text:line-break/></text:span><text:soft-page-break/><text:span text:style-name="T14"><text:tab/></text:span><text:span text:style-name="T15"><text:tab/>Результат работы библиотеки идентичен результату работы самописного скрипта.</text:span></text:p>
      <text:p text:style-name="P33"><text:span text:style-name="T15"><text:tab/></text:span><text:span text:style-name="T14">Результат для дополнительного задания </text:span><text:span text:style-name="T17">4</text:span><text:span text:style-name="T14">: </text:span></text:p>
      <text:p text:style-name="P33"><text:span text:style-name="T14"><text:tab/><text:tab/></text:span><draw:frame draw:style-name="fr1" draw:name="Врезка1" text:anchor-type="char" svg:width="16.501cm" draw:z-index="0"><draw:text-box fo:min-height="1.639cm"><text:p text:style-name="P12"><draw:frame draw:style-name="fr2" draw:name="Изображение1" text:anchor-type="paragraph" svg:width="16.501cm" style:rel-width="100%" svg:height="1.639cm" style:rel-height="scale" draw:z-index="1"><draw:image xlink:href="Pictures/10000001000003B20000005EC82DF9AD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 измерений</text:p></draw:text-box></draw:frame><text:span text:style-name="T17">task1 — Время работы для основного задания и задания №3<text:line-break/><text:tab/><text:tab/>task2 — Время работы для задания №2<text:line-break/><text:tab/><text:tab/>task3 — Время работы для задания №1<text:line-break/><text:tab/><text:tab/>Решение с регулярными выражениями скорее всего тратит много времени на компиляцию регулярного выражения, что замедляет работу на маленьких файлах, но может положительно сказываться на работе с большими файлами<text:line-break/><text:tab/><text:tab/> Решение с библиотекой может быть быстрым т. к. внутри может быть код на С + хорошая оптимизация со стороны разработчиков</text:span></text:p>
      <text:p text:style-name="P31"><text:span text:style-name="T14"><text:tab/>Результат для дополнительного задания </text:span><text:span text:style-name="T17">5</text:span><text:span text:style-name="T14">: </text:span><text:a xlink:type="simple" xlink:href="https://github.com/NF-coder/ITMO_repo/blob/main/informatics/sem1/lab4/out4.proto" text:style-name="Internet_20_link" text:visited-style-name="Visited_20_Internet_20_Link">https://github.com/NF-coder/ITMO_repo/blob/main/informatics/sem1/lab4/out4.proto</text:a><text:span text:style-name="T14"><text:line-break/><text:tab/><text:tab/></text:span><text:span text:style-name="T17">XML файл был преобразован в PROTOBUF, который часто используется для эффективного обмена данными между различными частями приложения (gRPC)</text:span></text:p>
      <text:h text:style-name="P14" text:outline-level="1" text:is-list-header="true"><text:bookmark-start text:name="__RefHeading___Toc2605_2167578273"/><text:bookmark-start text:name="_Toc146361777"/><text:span text:style-name="T19">3</text:span><text:bookmark-end text:name="_Toc146361777"/><text:span text:style-name="T9">. Вывод</text:span><text:bookmark-end text:name="__RefHeading___Toc2605_2167578273"/></text:h>
      <text:p text:style-name="P30"><text:span text:style-name="T1"><text:tab/>В ходе выполнения лабораторной работы, я познакомился с форматами JSON, XML, </text:span><text:span text:style-name="T3">PROTOBUF</text:span><text:span text:style-name="T1">. Также был получен опыт преобразования форматов между собой с помощью библиотек и самописного алгоритма. Кроме того, был повторно изучен материал для работы с регулярными выражениями.</text:span></text:p>
      <text:h text:style-name="P15" text:outline-level="1" text:is-list-header="true"><text:bookmark-start text:name="_Toc146361777 Копия 1"/><text:bookmark-start text:name="__RefHeading___Toc2605_2167578273 Копия 1"/><text:span text:style-name="T19">4</text:span><text:bookmark-end text:name="_Toc146361777 Копия 1"/><text:span text:style-name="T9">. </text:span><text:span text:style-name="T10">Источники</text:span><text:bookmark-end text:name="__RefHeading___Toc2605_2167578273 Копия 1"/></text:h>
      <text:p text:style-name="P1"><text:span text:style-name="T20">1. Информатика</text:span><text:span text:style-name="Emphasis"><text:span text:style-name="T20"> [Электронный ресурс]: </text:span></text:span><text:span text:style-name="Emphasis"><text:span text:style-name="T23">YouTube</text:span></text:span><text:span text:style-name="Emphasis"><text:span text:style-name="T20">. – URL: </text:span></text:span><text:a xlink:type="simple" xlink:href="https://youtu.be/X8jsijhllIA?si=Tl5zpwxht8yCeJbM" text:style-name="Internet_20_link" text:visited-style-name="Visited_20_Internet_20_Link"><text:span text:style-name="Emphasis"><text:span text:style-name="T21">https://youtu.be/X8jsijhllIA</text:span></text:span></text:a><text:span text:style-name="Emphasis"><text:span text:style-name="T20"> (дата обращения: </text:span></text:span><text:span text:style-name="Emphasis"><text:span text:style-name="T21">0</text:span></text:span><text:span text:style-name="Emphasis"><text:span text:style-name="T22">5</text:span></text:span><text:span text:style-name="Emphasis"><text:span text:style-name="T20">.</text:span></text:span><text:span text:style-name="Emphasis"><text:span text:style-name="T22">10</text:span></text:span><text:span text:style-name="Emphasis"><text:span text:style-name="T20">.20</text:span></text:span><text:span text:style-name="Emphasis"><text:span text:style-name="T21">24</text:span></text:span><text:span text:style-name="Emphasis"><text:span text:style-name="T20">).</text:span></text:span><text:span text:style-name="Emphasis"><text:span text:style-name="T22">ко</text:span></text:span></text:p>
      <text:p text:style-name="P2">2. <text:span text:style-name="T7">Алексеев Е. Г., Богатырев С. Д. Информатика: Мультимедийный электронный учебник. Саранск: 2009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1-16T19:51:42.803834092</dc:date>
    <meta:editing-duration>P3DT11H56M45S</meta:editing-duration>
    <meta:editing-cycles>77</meta:editing-cycles>
    <meta:print-date>2024-11-16T18:31:48.468948751</meta:print-date>
    <meta:printed-by>Файлы PDF</meta:printed-by>
    <meta:document-statistic meta:table-count="0" meta:image-count="1" meta:object-count="0" meta:page-count="7" meta:paragraph-count="62" meta:word-count="780" meta:character-count="6398" meta:non-whitespace-character-count="5609"/>
  </office:meta>
</office:document-meta>
</file>